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2.302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11.298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3.201cm"/>
    </style:style>
    <style:style style:name="Table7.C" style:family="table-column">
      <style:table-column-properties style:column-width="12.488cm"/>
    </style:style>
    <style:style style:name="Table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Ubuntu" officeooo:rsid="0021a7bf" officeooo:paragraph-rsid="0021a7bf"/>
    </style:style>
    <style:style style:name="P2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bold" officeooo:rsid="0038a880" officeooo:paragraph-rsid="001fe076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style:font-name="Ubuntu" fo:font-size="12pt" fo:font-style="normal" style:text-underline-style="none" fo:font-weight="bold" officeooo:rsid="0038a880" officeooo:paragraph-rsid="001fe076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normal" officeooo:rsid="0039fbb1" officeooo:paragraph-rsid="001fe07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" fo:font-size="12pt" fo:font-style="normal" style:text-underline-style="none" fo:font-weight="normal" officeooo:rsid="0039fbb1" officeooo:paragraph-rsid="001fe07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normal" officeooo:rsid="0036cc99" officeooo:paragraph-rsid="001fe07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normal" officeooo:rsid="0033d9ce" officeooo:paragraph-rsid="001fe07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3d9ce" officeooo:paragraph-rsid="001fe07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Ubuntu" fo:font-size="12pt" fo:font-style="normal" style:text-underline-style="none" fo:font-weight="normal" officeooo:rsid="0038a880" officeooo:paragraph-rsid="001fe07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e076" officeooo:paragraph-rsid="001fe07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Ubuntu" fo:font-size="12pt" fo:font-style="normal" style:text-underline-style="none" fo:font-weight="normal" officeooo:rsid="003aa187" officeooo:paragraph-rsid="00227b6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aa187" officeooo:paragraph-rsid="00227b6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officeooo:rsid="001aa824" officeooo:paragraph-rsid="001aa824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officeooo:rsid="001b4d3a" officeooo:paragraph-rsid="001b4d3a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officeooo:rsid="001fcb3a" officeooo:paragraph-rsid="001fcb3a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fcb3a" officeooo:paragraph-rsid="001fcb3a" style:font-size-asian="12pt" style:font-style-asian="normal" style:font-size-complex="12pt" style:font-style-complex="normal"/>
    </style:style>
    <style:style style:name="P17" style:family="paragraph" style:parent-style-name="Standard">
      <style:text-properties style:font-name="Ubuntu" fo:font-size="12pt" fo:font-style="normal" style:text-underline-style="solid" style:text-underline-width="auto" style:text-underline-color="font-color" fo:font-weight="bold" officeooo:rsid="003aa187" officeooo:paragraph-rsid="00227b61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2pt" fo:font-weight="bold" officeooo:rsid="0018a96d" officeooo:paragraph-rsid="0018a96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Ubuntu" fo:font-size="12pt" officeooo:rsid="0018a96d" officeooo:paragraph-rsid="0018a96d" style:font-size-asian="12pt" style:font-size-complex="12pt"/>
    </style:style>
    <style:style style:name="P20" style:family="paragraph" style:parent-style-name="Standard">
      <style:text-properties style:font-name="Ubuntu" fo:font-size="12pt" officeooo:rsid="0018a96d" officeooo:paragraph-rsid="0018a96d" style:font-size-asian="12pt" style:font-size-complex="12pt"/>
    </style:style>
    <style:style style:name="P21" style:family="paragraph" style:parent-style-name="Standard">
      <style:text-properties style:font-name="Ubuntu" fo:font-size="12pt" officeooo:rsid="00195bc0" officeooo:paragraph-rsid="00195bc0" style:font-size-asian="12pt" style:font-size-complex="12pt"/>
    </style:style>
    <style:style style:name="P22" style:family="paragraph" style:parent-style-name="Standard" style:list-style-name="L1">
      <style:text-properties style:font-name="Ubuntu" fo:font-size="12pt" officeooo:rsid="00195bc0" officeooo:paragraph-rsid="00195bc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Ubuntu" fo:font-size="12pt" officeooo:rsid="00195bc0" officeooo:paragraph-rsid="00195bc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officeooo:rsid="00195bc0" officeooo:paragraph-rsid="00195bc0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officeooo:rsid="001aa824" officeooo:paragraph-rsid="001aa824" style:font-size-asian="12pt" style:font-size-complex="12pt"/>
    </style:style>
    <style:style style:name="P26" style:family="paragraph" style:parent-style-name="Standard">
      <style:text-properties style:font-name="Ubuntu" fo:font-size="12pt" officeooo:rsid="001aa824" officeooo:paragraph-rsid="001aa824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Ubuntu" fo:font-size="12pt" officeooo:rsid="001aa824" officeooo:paragraph-rsid="001aa824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Ubuntu" fo:font-size="12pt" style:text-underline-style="none" officeooo:rsid="00195bc0" officeooo:paragraph-rsid="00195bc0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aa824" officeooo:paragraph-rsid="001aa824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Ubuntu" fo:font-size="12pt" fo:font-style="italic" officeooo:rsid="001aa824" officeooo:paragraph-rsid="001aa824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solid" style:text-underline-width="auto" style:text-underline-color="font-color" officeooo:rsid="001aa824" officeooo:paragraph-rsid="001aa824" style:font-size-asian="12pt" style:font-size-complex="12pt"/>
    </style:style>
    <style:style style:name="P32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solid" style:text-underline-width="auto" style:text-underline-color="font-color" officeooo:rsid="001fcb3a" officeooo:paragraph-rsid="001fcb3a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break-before="page"/>
      <style:text-properties style:font-name="Ubuntu" fo:font-size="12pt" fo:font-style="normal" style:text-underline-style="solid" style:text-underline-width="auto" style:text-underline-color="font-color" fo:font-weight="bold" officeooo:rsid="003aa187" officeooo:paragraph-rsid="00227b61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aa187" officeooo:paragraph-rsid="00227b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aa187" officeooo:paragraph-rsid="00227b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aa187" officeooo:paragraph-rsid="00227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aa187" officeooo:paragraph-rsid="00227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ff05" officeooo:paragraph-rsid="00227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cca1d" officeooo:paragraph-rsid="00227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cca1d" officeooo:paragraph-rsid="00227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27b61" officeooo:paragraph-rsid="00227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5b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ac9d"/>
    </style:style>
    <style:style style:name="T7" style:family="text">
      <style:text-properties officeooo:rsid="001cca51"/>
    </style:style>
    <style:style style:name="T8" style:family="text">
      <style:text-properties officeooo:rsid="001df3a8"/>
    </style:style>
    <style:style style:name="T9" style:family="text">
      <style:text-properties fo:font-style="italic" officeooo:rsid="001df3a8" style:font-style-asian="italic" style:font-style-complex="italic"/>
    </style:style>
    <style:style style:name="T10" style:family="text">
      <style:text-properties officeooo:rsid="0038a880"/>
    </style:style>
    <style:style style:name="T11" style:family="text">
      <style:text-properties officeooo:rsid="001fe076"/>
    </style:style>
    <style:style style:name="T12" style:family="text">
      <style:text-properties officeooo:rsid="003cca1d"/>
    </style:style>
    <style:style style:name="T13" style:family="text">
      <style:text-properties officeooo:rsid="0048ff05"/>
    </style:style>
    <style:style style:name="T14" style:family="text">
      <style:text-properties officeooo:rsid="002486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Lean</text:p>
      <text:p text:style-name="P19">A terse structured macroassembler by Paul Robson October 2019</text:p>
      <text:p text:style-name="P20"/>
      <text:p text:style-name="P20">Lean is the third version of <text:span text:style-name="T1">my structured shorthand macroassembler concept, and hopefully the final one.</text:span></text:p>
      <text:p text:style-name="P20"/>
      <text:p text:style-name="P21">Lean code consists of lines of text, operators and constants. It does not have delimiters other than the end of the line.</text:p>
      <text:p text:style-name="P21"/>
      <text:p text:style-name="P21">Each line is preprocessed. It is scanned and every element is encoded into one of the following :-</text:p>
      <text:p text:style-name="P21"/>
      <text:list xml:id="list1611870135" text:style-name="L1">
        <text:list-item>
          <text:p text:style-name="P22">An unknown identifier. This is stored in CAPITALS</text:p>
        </text:list-item>
        <text:list-item>
          <text:p text:style-name="P22">A constant. This is stored by a reference, either b or w depending on the size of the constant. Constants can be decimal or $hexadecimal.</text:p>
        </text:list-item>
        <text:list-item>
          <text:p text:style-name="P22">An identifier. There are three types of identifier, short variables (s) int variables (i) and procedures (p)</text:p>
          <text:p text:style-name="P22"/>
        </text:list-item>
      </text:list>
      <text:p text:style-name="P21">Elements are delimited using bit 7. The final byte of each element has bit 7 set. For everything other than unknown identifiers, this is also the first.</text:p>
      <text:p text:style-name="P21"/>
      <text:p text:style-name="P21">So (for example) if we have variables wNum and bNum (word and byte variables respectively) a line of code might be.</text:p>
      <text:p text:style-name="P21"/>
      <text:p text:style-name="P23">add wNum, 4 to bNum</text:p>
      <text:p text:style-name="P23"/>
      <text:p text:style-name="P24">This isn’t real lean. It’s deliberately verbose. This is encoded as follows (bold letters have bit 7 set, this assumes ADD and TO aren’t known identifiers).</text:p>
      <text:p text:style-name="P24"/>
      <text:p text:style-name="P28">AD<text:span text:style-name="T2">Di,b</text:span>T<text:span text:style-name="T2">Os</text:span></text:p>
      <text:p text:style-name="P28"><text:span text:style-name="T2"/></text:p>
      <text:p text:style-name="P24"><text:span text:style-name="T3">This is then matched against a dictionary of similarly encoded commands. The matching involves complete entities. This dictionary is stored in backwards alphabetical sort order, so the dictionary. </text:span></text:p>
      <text:p text:style-name="P24"><text:span text:style-name="T3"/></text:p>
      <text:p text:style-name="P25"><text:span text:style-name="T3">Note the obvious loss of information. This is kept in a seperate table, which uses the offset from the start of the line as key – so for the ‘4’ this would be location:5 value:4 (as the b is the 5</text:span><text:span text:style-name="T4">th</text:span><text:span text:style-name="T3"> character in the translated table).</text:span></text:p>
      <text:p text:style-name="P25"><text:span text:style-name="T3"/></text:p>
      <text:p text:style-name="P29"><text:span text:style-name="T5"/></text:p>
      <text:p text:style-name="P31"><text:span text:style-name="T5">Generation Definitions</text:span></text:p>
      <text:p text:style-name="P29"><text:span text:style-name="T5"/></text:p>
      <text:p text:style-name="P26">Generation definitions follow the same pattern as the code ; they have the substitutes &lt;word&gt; &lt;byte&gt; &lt;short&gt; &lt;int&gt; for the w b s i characters, and unknown text is matched by itself. The definition for the above example would be </text:p>
      <text:p text:style-name="P26"/>
      <text:p text:style-name="P27">add &lt;int&gt;,&lt;byte&gt; to &lt;short&gt;</text:p>
      <text:p text:style-name="P30"/>
      <text:p text:style-name="P13">This is not legal lean. Lean only allows one wildcard – I b s w – per definition. So this would have to be split up in practice. <text:s/><text:span text:style-name="T8">It would look something like </text:span><text:span text:style-name="T9">R = v1 <text:s/>R +5 R + v2 v2 = R <text:s/></text:span><text:span text:style-name="T8">– 4 seperate operations, get the int, add the byte, add the short, write it back.</text:span></text:p>
      <text:p text:style-name="P13"/>
      <text:p text:style-name="P13">The reason for this is code generation. As well as the obvious two options for each definition (byte/word) (int/short) there is a further cuckoo in the nest. Addresses (int or short variables) can be either zero page, or absolute. These generate different code. </text:p>
      <text:p text:style-name="P13"/>
      <text:p text:style-name="P14">So each definition has a type – this is either I B S W – depending on the type of the matched wildcard, or X, which means it doesn’t care – with a supporting type indicating whether the address, in the case of I and S , the variables is in page zero or not, <text:span text:style-name="T6">which is in bit 7 of the type marker. This is tested when matching – if i or s is found, it will only ‘match’ the code generation if it is the correct type.</text:span></text:p>
      <text:p text:style-name="P14"/>
      <text:p text:style-name="P14">This is done automatically. If you have a definition with &lt;int&gt; or &lt;short&gt; in it, it will generate both variants ; <text:span text:style-name="T7">the difference is done using the 64tass assembler, which assigns different substitute values for it.</text:span></text:p>
      <text:p text:style-name="P14"/>
      <text:p text:style-name="P16"/>
      <text:p text:style-name="P32">Code Generation</text:p>
      <text:p text:style-name="P15"/>
      <text:p text:style-name="P15">Code generation at its most simple is just a collection of bytes, prefixed by a count. However, there are special substitute bytes. These are as follows :</text:p>
      <text:p text:style-name="P15"/>
      <text:p text:style-name="P9">cause actions. These are <text:span text:style-name="T11">as follows:</text:span>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Byte</text:p>
          </table:table-cell>
          <table:table-cell table:style-name="Table6.A1" office:value-type="string">
            <text:p text:style-name="P2">Purpose</text:p>
          </table:table-cell>
          <table:table-cell table:style-name="Table6.C1" office:value-type="string">
            <text:p text:style-name="P3">Notes</text:p>
          </table:table-cell>
        </table:table-row>
        <table:table-row>
          <table:table-cell table:style-name="Table6.A2" office:value-type="string">
            <text:p text:style-name="P4">73</text:p>
          </table:table-cell>
          <table:table-cell table:style-name="Table6.A2" office:value-type="string">
            <text:p text:style-name="P6">Execute routine.</text:p>
          </table:table-cell>
          <table:table-cell table:style-name="Table6.C2" office:value-type="string">
            <text:p text:style-name="P5">Execute routine, ID in next byte.</text:p>
          </table:table-cell>
        </table:table-row>
        <table:table-row>
          <table:table-cell table:style-name="Table6.A2" office:value-type="string">
            <text:p text:style-name="P4">83</text:p>
          </table:table-cell>
          <table:table-cell table:style-name="Table6.A2" office:value-type="string">
            <text:p text:style-name="P7"><text:span text:style-name="T10">S</text:span>et data</text:p>
          </table:table-cell>
          <table:table-cell table:style-name="Table6.C2" office:value-type="string">
            <text:p text:style-name="P5">Sets the genData to the next two bytes</text:p>
          </table:table-cell>
        </table:table-row>
        <table:table-row>
          <table:table-cell table:style-name="Table6.A2" office:value-type="string">
            <text:p text:style-name="P4">93</text:p>
          </table:table-cell>
          <table:table-cell table:style-name="Table6.A2" office:value-type="string">
            <text:p text:style-name="P7">high</text:p>
          </table:table-cell>
          <table:table-cell table:style-name="Table6.C2" office:value-type="string">
            <text:p text:style-name="P5">Compiles high byte of addr/data</text:p>
          </table:table-cell>
        </table:table-row>
        <table:table-row>
          <table:table-cell table:style-name="Table6.A2" office:value-type="string">
            <text:p text:style-name="P4">A3</text:p>
          </table:table-cell>
          <table:table-cell table:style-name="Table6.A2" office:value-type="string">
            <text:p text:style-name="P7">low</text:p>
          </table:table-cell>
          <table:table-cell table:style-name="Table6.C2" office:value-type="string">
            <text:p text:style-name="P5">Compiles low byte of addr/data</text:p>
          </table:table-cell>
        </table:table-row>
        <table:table-row>
          <table:table-cell table:style-name="Table6.A2" office:value-type="string">
            <text:p text:style-name="P4">B3</text:p>
          </table:table-cell>
          <table:table-cell table:style-name="Table6.A2" office:value-type="string">
            <text:p text:style-name="P7">low+1</text:p>
          </table:table-cell>
          <table:table-cell table:style-name="Table6.C2" office:value-type="string">
            <text:p text:style-name="P5">Compiles low byte+1 of addr/data, error if $FF</text:p>
          </table:table-cell>
        </table:table-row>
      </table:table>
      <text:p text:style-name="P8"/>
      <text:p text:style-name="P10">The first two are special. The first one is used to generate code – something like proc (procedure definition) just matches the proc and the code actually extracts the name and adds it to the known identifiers. </text:p>
      <text:p text:style-name="P10"/>
      <text:p text:style-name="P10">The second allows information to be carried forward for future use. This is currently used in conditional tests, so if you test R=0? The $83 code is used to indicate that the ‘success test’ is the 6502 opcode beq.</text:p>
      <text:p text:style-name="P10"/>
      <text:p text:style-name="P10">These are all ‘illegal’ 6502 opcodes.</text:p>
      <text:p text:style-name="P10"/>
      <text:p text:style-name="P17"/>
      <text:p text:style-name="P33">Dictionaries</text:p>
      <text:p text:style-name="P17"/>
      <text:p text:style-name="P11">There are two dictionaries, the system and user. <text:s/><text:span text:style-name="T14">The system is matches, the user identifiers.</text:span></text:p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4">Offset</text:p>
          </table:table-cell>
          <table:table-cell table:style-name="Table7.A1" office:value-type="string">
            <text:p text:style-name="P34">Contents</text:p>
          </table:table-cell>
          <table:table-cell table:style-name="Table7.C1" office:value-type="string">
            <text:p text:style-name="P35">Notes</text:p>
          </table:table-cell>
        </table:table-row>
        <table:table-row>
          <table:table-cell table:style-name="Table7.A2" office:value-type="string">
            <text:p text:style-name="P36">0</text:p>
          </table:table-cell>
          <table:table-cell table:style-name="Table7.A2" office:value-type="string">
            <text:p text:style-name="P36">Offset</text:p>
          </table:table-cell>
          <table:table-cell table:style-name="Table7.C7" office:value-type="string">
            <text:p text:style-name="P37">Offset to next dictionary entry, 0 if end. <text:span text:style-name="T12">Normally the length of the name/match/identifier + 6</text:span></text:p>
          </table:table-cell>
        </table:table-row>
        <table:table-row>
          <table:table-cell table:style-name="Table7.A2" office:value-type="string">
            <text:p text:style-name="P36">1</text:p>
          </table:table-cell>
          <table:table-cell table:style-name="Table7.A2" office:value-type="string">
            <text:p text:style-name="P36">Type Byte</text:p>
          </table:table-cell>
          <table:table-cell table:style-name="Table7.C7" office:value-type="string">
            <text:p text:style-name="P41">IBSW for the type match, with bit 7 set if it is a zero page address for IS. <text:s/>P for procedure.</text:p>
          </table:table-cell>
        </table:table-row>
        <table:table-row>
          <table:table-cell table:style-name="Table7.A2" office:value-type="string">
            <text:p text:style-name="P36">2,3</text:p>
          </table:table-cell>
          <table:table-cell table:style-name="Table7.A2" office:value-type="string">
            <text:p text:style-name="P36">Address</text:p>
          </table:table-cell>
          <table:table-cell table:style-name="Table7.C7" office:value-type="string">
            <text:p text:style-name="P37">Address of match data, procedure or variable</text:p>
          </table:table-cell>
        </table:table-row>
        <table:table-row>
          <table:table-cell table:style-name="Table7.A2" office:value-type="string">
            <text:p text:style-name="P36">4</text:p>
          </table:table-cell>
          <table:table-cell table:style-name="Table7.A2" office:value-type="string">
            <text:p text:style-name="P36">Bank</text:p>
          </table:table-cell>
          <table:table-cell table:style-name="Table7.C7" office:value-type="string">
            <text:p text:style-name="P37">Bank for procedure. </text:p>
          </table:table-cell>
        </table:table-row>
        <table:table-row>
          <table:table-cell table:style-name="Table7.A2" office:value-type="string">
            <text:p text:style-name="P39">5 </text:p>
          </table:table-cell>
          <table:table-cell table:style-name="Table7.A2" office:value-type="string">
            <text:p text:style-name="P39">Length</text:p>
          </table:table-cell>
          <table:table-cell table:style-name="Table7.C7" office:value-type="string">
            <text:p text:style-name="P40">Length of Match/Identifier.</text:p>
          </table:table-cell>
        </table:table-row>
        <table:table-row>
          <table:table-cell table:style-name="Table7.A2" office:value-type="string">
            <text:p text:style-name="P39">6</text:p>
          </table:table-cell>
          <table:table-cell table:style-name="Table7.A2" office:value-type="string">
            <text:p text:style-name="P39">Name</text:p>
          </table:table-cell>
          <table:table-cell table:style-name="Table7.C7" office:value-type="string">
            <text:p text:style-name="P40">Match or Identifier. May have various bit 7s set, but should have the last set anyway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Ubuntu" fo:font-family="Ubuntu" style:font-pitch="variable" fo:font-size="14pt" fo:font-style="normal" fo:text-shadow="none" style:text-underline-style="none" fo:font-weight="normal" officeooo:rsid="0024b84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" officeooo:rsid="0021a7bf" officeooo:paragraph-rsid="0021a7b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6T17:40:31.749898122</meta:creation-date>
    <dc:date>2019-10-26T18:11:26.079501897</dc:date>
    <meta:editing-duration>PT30M48S</meta:editing-duration>
    <meta:editing-cycles>15</meta:editing-cycles>
    <meta:generator>LibreOffice/6.3.2.2$Linux_X86_64 LibreOffice_project/30$Build-2</meta:generator>
    <meta:document-statistic meta:table-count="2" meta:image-count="0" meta:object-count="0" meta:page-count="4" meta:paragraph-count="71" meta:word-count="803" meta:character-count="4453" meta:non-whitespace-character-count="3704"/>
  </office:meta>
</office:document-meta>
</file>